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add58a" draw:opacity="50%" draw:opacity-name="" draw:textarea-horizontal-align="justify" draw:textarea-vertical-align="middle" draw:auto-grow-height="false" fo:min-height="2.586cm" fo:min-width="2.336cm"/>
    </style:style>
    <style:style style:name="gr2" style:family="graphic" style:parent-style-name="standard">
      <style:graphic-properties svg:stroke-color="#333333" draw:fill="solid" draw:fill-color="#fff685" draw:opacity="50%" draw:textarea-horizontal-align="justify" draw:textarea-vertical-align="middle" draw:auto-grow-height="false" fo:min-height="2.586cm" fo:min-width="2.336cm"/>
    </style:style>
    <style:style style:name="gr3" style:family="graphic" style:parent-style-name="standard">
      <style:graphic-properties svg:stroke-color="#333333" draw:fill="solid" draw:fill-color="#f68e76" draw:opacity="50%" draw:textarea-horizontal-align="justify" draw:textarea-vertical-align="middle" draw:auto-grow-height="false" fo:min-height="2.586cm" fo:min-width="2.336cm"/>
    </style:style>
    <style:style style:name="gr4" style:family="graphic" style:parent-style-name="standard">
      <style:graphic-properties svg:stroke-color="#333333" draw:fill="solid" draw:fill-color="#5565af" draw:opacity="50%" draw:textarea-horizontal-align="justify" draw:textarea-vertical-align="middle" draw:auto-grow-height="false" fo:min-height="2.586cm" fo:min-width="2.336cm"/>
    </style:style>
    <style:style style:name="gr5" style:family="graphic" style:parent-style-name="standard">
      <style:graphic-properties svg:stroke-color="#333333" draw:fill="none" draw:fill-color="#729fcf" draw:textarea-horizontal-align="justify" draw:textarea-vertical-align="middle" draw:auto-grow-height="false" fo:min-height="0.04cm" fo:min-width="0cm"/>
    </style:style>
    <style:style style:name="gr6" style:family="graphic" style:parent-style-name="standard">
      <style:graphic-properties svg:stroke-color="#333333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svg:stroke-color="#333333" draw:fill="solid" draw:fill-color="#72bf44" draw:opacity="40%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svg:stroke-color="#333333" draw:fill="solid" draw:fill-color="#0066b3" draw:opacity="40%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svg:stroke-color="#333333" draw:fill="solid" draw:fill-color="#ed1c24" draw:opacity="40%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svg:stroke-color="#333333" draw:fill="solid" draw:fill-color="#fff200" draw:opacity="40%" draw:textarea-horizontal-align="justify" draw:textarea-vertical-align="middle" draw:auto-grow-height="false" fo:min-height="1.164cm" fo:min-width="0.914cm"/>
    </style:style>
    <style:style style:name="gr11" style:family="graphic" style:parent-style-name="standard">
      <style:graphic-properties svg:stroke-color="#333333" draw:fill="solid" draw:fill-color="#f58220" draw:opacity="40%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svg:stroke-color="#333333" draw:fill="none" draw:fill-color="#729fcf" draw:textarea-horizontal-align="justify" draw:textarea-vertical-align="middle" draw:auto-grow-height="false" fo:min-height="0.327cm" fo:min-width="0.5cm"/>
    </style:style>
    <style:style style:name="gr13" style:family="graphic" style:parent-style-name="standard">
      <style:graphic-properties svg:stroke-color="#333333" draw:fill="solid" draw:fill-color="#cf3834" draw:opacity="50%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svg:stroke-color="#333333" draw:fill="solid" draw:fill-color="#1c3687" draw:opacity="50%" draw:textarea-horizontal-align="justify" draw:textarea-vertical-align="middle" draw:auto-grow-height="false" fo:min-height="1.164cm" fo:min-width="0.914cm"/>
    </style:style>
    <style:style style:name="gr15" style:family="graphic" style:parent-style-name="standard">
      <style:graphic-properties svg:stroke-color="#333333" draw:fill="solid" draw:fill-color="#62a73b" draw:opacity="50%" draw:textarea-horizontal-align="justify" draw:textarea-vertical-align="middle" draw:auto-grow-height="false" fo:min-height="1.164cm" fo:min-width="0.914cm"/>
    </style:style>
    <style:style style:name="gr16" style:family="graphic" style:parent-style-name="standard">
      <style:graphic-properties svg:stroke-color="#333333" draw:fill="solid" draw:fill-color="#e3d200" draw:opacity="50%" draw:textarea-horizontal-align="justify" draw:textarea-vertical-align="middle" draw:auto-grow-height="false" fo:min-height="1.164cm" fo:min-width="0.914cm"/>
    </style:style>
    <style:style style:name="gr17" style:family="graphic" style:parent-style-name="standard">
      <style:graphic-properties svg:stroke-color="#333333" draw:fill="none" draw:textarea-horizontal-align="justify" draw:textarea-vertical-align="middle" draw:auto-grow-height="false" fo:min-height="1.75cm" fo:min-width="1.5cm"/>
    </style:style>
    <style:style style:name="gr18" style:family="graphic" style:parent-style-name="standard">
      <style:graphic-properties svg:stroke-color="#333333" draw:fill-color="#f68e76" draw:opacity="30%" draw:textarea-horizontal-align="justify" draw:textarea-vertical-align="middle" draw:auto-grow-height="false" fo:min-height="6.822cm" fo:min-width="6.572cm"/>
    </style:style>
    <style:style style:name="gr19" style:family="graphic" style:parent-style-name="standard">
      <style:graphic-properties svg:stroke-color="#333333" draw:fill-color="#5565af" draw:opacity="30%" draw:textarea-horizontal-align="justify" draw:textarea-vertical-align="middle" draw:auto-grow-height="false" fo:min-height="6.822cm" fo:min-width="6.572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fill-color="#0d1f63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94070a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006c3b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9a6704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333333" draw:fill-color="#7477b8" draw:opacity="50%" draw:textarea-horizontal-align="justify" draw:textarea-vertical-align="middle" draw:auto-grow-height="false" fo:min-height="8.236cm" fo:min-width="7.986cm"/>
    </style:style>
    <style:style style:name="P1" style:family="paragraph">
      <loext:graphic-properties draw:fill="solid" draw:fill-color="#add58a" draw:opacity="50%"/>
      <style:paragraph-properties fo:text-align="center"/>
    </style:style>
    <style:style style:name="P2" style:family="paragraph">
      <loext:graphic-properties draw:fill="solid" draw:fill-color="#fff685" draw:opacity="50%"/>
      <style:paragraph-properties fo:text-align="center"/>
    </style:style>
    <style:style style:name="P3" style:family="paragraph">
      <loext:graphic-properties draw:fill="solid" draw:fill-color="#f68e76" draw:opacity="50%"/>
      <style:paragraph-properties fo:text-align="center"/>
    </style:style>
    <style:style style:name="P4" style:family="paragraph">
      <loext:graphic-properties draw:fill="solid" draw:fill-color="#5565af" draw:opacity="50%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2bf44" draw:opacity="40%"/>
      <style:paragraph-properties fo:text-align="center"/>
    </style:style>
    <style:style style:name="P8" style:family="paragraph">
      <loext:graphic-properties draw:fill="solid" draw:fill-color="#0066b3" draw:opacity="40%"/>
      <style:paragraph-properties fo:text-align="center"/>
    </style:style>
    <style:style style:name="P9" style:family="paragraph">
      <loext:graphic-properties draw:fill="solid" draw:fill-color="#ed1c24" draw:opacity="40%"/>
      <style:paragraph-properties fo:text-align="center"/>
    </style:style>
    <style:style style:name="P10" style:family="paragraph">
      <loext:graphic-properties draw:fill="solid" draw:fill-color="#fff200" draw:opacity="40%"/>
      <style:paragraph-properties fo:text-align="center"/>
    </style:style>
    <style:style style:name="P11" style:family="paragraph">
      <loext:graphic-properties draw:fill="solid" draw:fill-color="#f58220" draw:opacity="40%"/>
      <style:paragraph-properties fo:text-align="center"/>
    </style:style>
    <style:style style:name="P12" style:family="paragraph">
      <loext:graphic-properties draw:fill="solid" draw:fill-color="#cf3834" draw:opacity="50%"/>
      <style:paragraph-properties fo:text-align="center"/>
    </style:style>
    <style:style style:name="P13" style:family="paragraph">
      <loext:graphic-properties draw:fill="solid" draw:fill-color="#1c3687" draw:opacity="50%"/>
      <style:paragraph-properties fo:text-align="center"/>
    </style:style>
    <style:style style:name="P14" style:family="paragraph">
      <loext:graphic-properties draw:fill="solid" draw:fill-color="#62a73b" draw:opacity="50%"/>
      <style:paragraph-properties fo:text-align="center"/>
    </style:style>
    <style:style style:name="P15" style:family="paragraph">
      <loext:graphic-properties draw:fill="solid" draw:fill-color="#e3d200" draw:opacity="50%"/>
      <style:paragraph-properties fo:text-align="center"/>
    </style:style>
    <style:style style:name="P16" style:family="paragraph">
      <loext:graphic-properties draw:fill-color="#f68e76" draw:opacity="30%"/>
      <style:paragraph-properties fo:text-align="center"/>
    </style:style>
    <style:style style:name="P17" style:family="paragraph">
      <loext:graphic-properties draw:fill-color="#5565af" draw:opacity="30%"/>
      <style:paragraph-properties fo:text-align="center"/>
    </style:style>
    <style:style style:name="P18" style:family="paragraph">
      <loext:graphic-properties draw:fill-color="#0d1f63"/>
      <style:paragraph-properties fo:text-align="center"/>
    </style:style>
    <style:style style:name="P19" style:family="paragraph">
      <loext:graphic-properties draw:fill-color="#94070a"/>
      <style:paragraph-properties fo:text-align="center"/>
    </style:style>
    <style:style style:name="P20" style:family="paragraph">
      <loext:graphic-properties draw:fill-color="#006c3b"/>
      <style:paragraph-properties fo:text-align="center"/>
    </style:style>
    <style:style style:name="P21" style:family="paragraph">
      <loext:graphic-properties draw:fill-color="#9a6704"/>
      <style:paragraph-properties fo:text-align="center"/>
    </style:style>
    <style:style style:name="P22" style:family="paragraph">
      <loext:graphic-properties draw:fill-color="#7477b8" draw:opacity="50%"/>
      <style:paragraph-properties fo:text-align="center"/>
    </style:style>
  </office:automatic-styles>
  <office:body>
    <office:drawing>
      <draw:page draw:name="Sentinels" draw:style-name="dp1" draw:master-page-name="Default">
        <draw:custom-shape draw:style-name="gr1" draw:text-style-name="P1" draw:layer="layout" svg:width="4.01cm" svg:height="4.01cm" svg:x="12.99cm" svg:y="16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4.01cm" svg:height="4.01cm" svg:x="11.99cm" svg:y="16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4.01cm" svg:height="4.01cm" svg:x="12.989cm" svg:y="15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4.01cm" svg:height="4.01cm" svg:x="11.978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1cm" svg:height="0.87cm" svg:x="5cm" svg:y="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2cm" svg:height="2cm" svg:x="4cm" svg:y="2.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2cm" svg:height="2cm" svg:x="5cm" svg:y="2.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2cm" svg:height="2cm" svg:x="4.5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1cm" svg:height="0.87cm" draw:transform="rotate (-3.14159265358979) translate (6.5cm 3.8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2cm" svg:height="2cm" svg:x="5.5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7" draw:layer="layout" svg:width="2cm" svg:height="2cm" svg:x="9.001cm" svg:y="2.8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2cm" svg:height="2cm" svg:x="10.001cm" svg:y="2.8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draw:layer="layout" svg:width="2cm" svg:height="2cm" svg:x="9.501cm" svg:y="2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0" draw:layer="layout" svg:width="2cm" svg:height="2cm" svg:x="10.501cm" svg:y="2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1cm" svg:height="0.87cm" svg:x="6.001cm" svg:y="3.00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2cm" svg:height="2cm" svg:x="6.001cm" svg:y="2.8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1" draw:layer="layout" svg:width="2cm" svg:height="2cm" svg:x="11.002cm" svg:y="2.8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7" draw:layer="layout" svg:width="2cm" svg:height="2cm" svg:x="14.002cm" svg:y="2.8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draw:layer="layout" svg:width="2cm" svg:height="2cm" svg:x="15.002cm" svg:y="2.8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9" draw:layer="layout" svg:width="2cm" svg:height="2cm" svg:x="14.502cm" svg:y="2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5" draw:layer="layout" svg:width="2cm" svg:height="1.73cm" svg:x="11.001cm" svg:y="6.00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draw:transform="rotate (-3.14159265358979) translate (14.002cm 7.731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svg:x="13.002cm" svg:y="6.00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draw:transform="rotate (-3.14159265358979) translate (15cm 9.4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draw:transform="rotate (-3.14159265358979) translate (13cm 9.4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svg:x="12cm" svg:y="7.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svg:x="14.001cm" svg:y="7.7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draw:transform="rotate (-3.14159265358979) translate (17.002cm 9.4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svg:x="16.002cm" svg:y="7.73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draw:transform="rotate (-3.14159265358979) translate (18cm 11.18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draw:transform="rotate (-3.14159265358979) translate (16cm 11.18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svg:x="15cm" svg:y="9.45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svg:x="11.001cm" svg:y="9.4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draw:transform="rotate (-3.14159265358979) translate (14.002cm 11.1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svg:x="13.002cm" svg:y="9.46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draw:transform="rotate (-3.14159265358979) translate (15cm 12.91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draw:transform="rotate (-3.14159265358979) translate (13cm 12.91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2cm" svg:height="1.73cm" svg:x="12cm" svg:y="11.189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4.01cm" svg:height="4.01cm" svg:x="4.011cm" svg:y="15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4.01cm" svg:height="4.01cm" svg:x="3cm" svg:y="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2" draw:layer="layout" svg:width="2cm" svg:height="2cm" svg:x="5.012cm" svg:y="16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draw:layer="layout" svg:width="2cm" svg:height="2cm" svg:x="4.01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4" draw:layer="layout" svg:width="2cm" svg:height="2cm" svg:x="13.991cm" svg:y="17.0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5" draw:layer="layout" svg:width="2cm" svg:height="2cm" svg:x="12.991cm" svg:y="17.0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2" draw:layer="layout" svg:width="2cm" svg:height="2cm" svg:x="13.99cm" svg:y="16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3" draw:layer="layout" svg:width="2cm" svg:height="2cm" svg:x="12.988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6" draw:layer="layout" svg:width="2cm" svg:height="2cm" svg:x="3cm" svg:y="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cm" svg:height="2cm" svg:x="5cm" svg:y="2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cm" svg:height="2cm" svg:x="5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cm" svg:height="2cm" svg:x="3cm" svg:y="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cm" svg:height="2cm" svg:x="3cm" svg:y="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cm" svg:height="2cm" svg:x="5cm" svg:y="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cm" svg:height="2cm" svg:x="7cm" svg:y="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2cm" svg:height="2cm" svg:x="9cm" svg:y="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8" draw:text-style-name="P16" draw:layer="layout" svg:width="10cm" svg:height="10cm" svg:x="1.5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7" draw:layer="layout" svg:width="10cm" svg:height="10cm" svg:x="-1cm" svg:y="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6" draw:layer="layout" svg:x1="3cm" svg:y1="12cm" svg:x2="3cm" svg:y2="2cm">
          <text:p/>
        </draw:line>
        <draw:line draw:style-name="gr20" draw:text-style-name="P6" draw:layer="layout" svg:x1="13cm" svg:y1="12cm" svg:x2="3cm" svg:y2="12cm">
          <text:p/>
        </draw:line>
        <draw:line draw:style-name="gr20" draw:text-style-name="P6" draw:layer="layout" svg:x1="13cm" svg:y1="12cm" svg:x2="13cm" svg:y2="2cm">
          <text:p/>
        </draw:line>
        <draw:line draw:style-name="gr20" draw:text-style-name="P6" draw:layer="layout" svg:x1="13cm" svg:y1="2cm" svg:x2="3cm" svg:y2="2cm">
          <text:p/>
        </draw:line>
        <draw:custom-shape draw:style-name="gr21" draw:text-style-name="P18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19" draw:layer="layout" svg:width="0.2cm" svg:height="0.2cm" svg:x="6.401cm" svg:y="10.9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0" draw:layer="layout" svg:width="0.2cm" svg:height="0.2cm" svg:x="3.901cm" svg:y="8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1" draw:layer="layout" svg:width="0.2cm" svg:height="0.2cm" svg:x="7.502cm" svg:y="9.6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3" draw:style-name="dp1" draw:master-page-name="Default">
        <draw:custom-shape draw:style-name="gr25" draw:text-style-name="P22" draw:layer="layout" svg:width="12cm" svg:height="12cm" svg:x="9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2" draw:layer="layout" svg:width="12cm" svg:height="12cm" svg:x="15cm" svg:y="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21:24:02.026866551</meta:creation-date>
    <dc:date>2018-04-05T03:13:30.783409153</dc:date>
    <meta:editing-duration>PT53M24S</meta:editing-duration>
    <meta:editing-cycles>3</meta:editing-cycles>
    <meta:generator>LibreOffice/5.4.5.1$Linux_X86_64 LibreOffice_project/40m0$Build-1</meta:generator>
    <meta:document-statistic meta:object-count="66"/>
  </office:meta>
</office:document-meta>
</file>